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3b1" officeooo:paragraph-rsid="000193b1"/>
    </style:style>
    <style:style style:name="P2" style:family="paragraph" style:parent-style-name="Standard" style:list-style-name="L1">
      <style:text-properties officeooo:rsid="0018fd08" officeooo:paragraph-rsid="000193b1"/>
    </style:style>
    <style:style style:name="P3" style:family="paragraph" style:parent-style-name="Standard">
      <style:text-properties officeooo:rsid="00032e4c" officeooo:paragraph-rsid="00032e4c"/>
    </style:style>
    <style:style style:name="P4" style:family="paragraph" style:parent-style-name="Standard" style:list-style-name="L2">
      <style:text-properties officeooo:rsid="00032e4c" officeooo:paragraph-rsid="00032e4c"/>
    </style:style>
    <style:style style:name="P5" style:family="paragraph" style:parent-style-name="Standard" style:list-style-name="L2">
      <style:text-properties officeooo:rsid="00032e4c" officeooo:paragraph-rsid="0003c6b7"/>
    </style:style>
    <style:style style:name="P6" style:family="paragraph" style:parent-style-name="Standard" style:list-style-name="L2">
      <style:text-properties officeooo:rsid="0003c6b7" officeooo:paragraph-rsid="0003c6b7"/>
    </style:style>
    <style:style style:name="P7" style:family="paragraph" style:parent-style-name="Standard" style:list-style-name="L3">
      <style:text-properties officeooo:rsid="0003c6b7" officeooo:paragraph-rsid="0003c6b7"/>
    </style:style>
    <style:style style:name="P8" style:family="paragraph" style:parent-style-name="Standard">
      <style:text-properties officeooo:rsid="0003c6b7" officeooo:paragraph-rsid="0003c6b7"/>
    </style:style>
    <style:style style:name="P9" style:family="paragraph" style:parent-style-name="Standard" style:list-style-name="L1">
      <style:text-properties officeooo:rsid="0003c6b7" officeooo:paragraph-rsid="0003c6b7"/>
    </style:style>
    <style:style style:name="P10" style:family="paragraph" style:parent-style-name="Standard" style:list-style-name="L2">
      <style:text-properties officeooo:rsid="000432ac" officeooo:paragraph-rsid="000432ac"/>
    </style:style>
    <style:style style:name="P11" style:family="paragraph" style:parent-style-name="Standard">
      <style:text-properties officeooo:rsid="0005215c" officeooo:paragraph-rsid="0005215c"/>
    </style:style>
    <style:style style:name="T1" style:family="text">
      <style:text-properties officeooo:rsid="0002f3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 implementations of the wake condition are compared and contrast<text:span text:style-name="T1">ed</text:span>.</text:p>
      <text:p text:style-name="P1"/>
      <text:p text:style-name="P3">The possibilities are:</text:p>
      <text:p text:style-name="P3"/>
      <text:list xml:id="list6349678025215319508" text:style-name="L3">
        <text:list-item>
          <text:p text:style-name="P7">Cutting or not cutting the wake elements</text:p>
        </text:list-item>
        <text:list-item>
          <text:p text:style-name="P7">Moving the trailing edge (and the rest of the nodes laying on the wake) up or down</text:p>
        </text:list-item>
        <text:list-item>
          <text:p text:style-name="P7">Applying or not the penalty</text:p>
          <text:list>
            <text:list-item>
              <text:p text:style-name="P7">Applying the penalty only on the kutta elements</text:p>
            </text:list-item>
            <text:list-item>
              <text:p text:style-name="P7">Applying the penalty on the neighbourhood of the trailing edge</text:p>
            </text:list-item>
          </text:list>
        </text:list-item>
        <text:list-item>
          <text:p text:style-name="P7">Including a trailing edge element or not</text:p>
        </text:list-item>
      </text:list>
      <text:p text:style-name="P1"/>
      <text:p text:style-name="P1">Each implementation is in a different branch:</text:p>
      <text:p text:style-name="P1"/>
      <text:list xml:id="list3617227914304465584" text:style-name="L1">
        <text:list-item>
          <text:p text:style-name="P2">cps/wake_implementation_01_cutting_no_penalty_TE_up</text:p>
        </text:list-item>
        <text:list-item>
          <text:p text:style-name="P2">cps/wake_implementation_02_cutting_no_penalty_TE_down</text:p>
        </text:list-item>
        <text:list-item>
          <text:p text:style-name="P2">cps/wake_implementation_03_no_cutting_no_penalty_TE_up</text:p>
        </text:list-item>
        <text:list-item>
          <text:p text:style-name="P2">cps/wake_implementation_04_no_cutting_no_penalty_TE_down</text:p>
        </text:list-item>
        <text:list-item>
          <text:p text:style-name="P9">etc</text:p>
        </text:list-item>
      </text:list>
      <text:p text:style-name="P1"/>
      <text:p text:style-name="P11">All the branches will be created from: <text:s/>cps/fix_outlet_testing3, which contains all of the implementations.</text:p>
      <text:p text:style-name="P8"/>
      <text:p text:style-name="P8">Preliminary observations up to know (to be double checked):</text:p>
      <text:p text:style-name="P8"/>
      <text:list xml:id="list3855305950272263039" text:style-name="L2">
        <text:list-item>
          <text:p text:style-name="P5">Cutting or not cutting the elements:</text:p>
          <text:list>
            <text:list-item>
              <text:p text:style-name="P5">Cutting the elements leads to:</text:p>
              <text:list>
                <text:list-item>
                  <text:p text:style-name="P5">A wrong far field at the outlet</text:p>
                </text:list-item>
                <text:list-item>
                  <text:p text:style-name="P5">A large condition number</text:p>
                </text:list-item>
              </text:list>
            </text:list-item>
            <text:list-item>
              <text:p text:style-name="P6">Not cutting the elements leads to:</text:p>
              <text:list>
                <text:list-item>
                  <text:p text:style-name="P10">A wrong pressure distribution</text:p>
                </text:list-item>
              </text:list>
            </text:list-item>
          </text:list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3:15.326475665</meta:creation-date>
    <dc:date>2018-11-02T14:06:03.186232325</dc:date>
    <meta:editing-duration>PT12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52" meta:character-count="1026" meta:non-whitespace-character-count="913"/>
  </office:meta>
</office:document-meta>
</file>